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0B632C14FEBCD9358E8.png" manifest:media-type="image/png"/>
  <manifest:file-entry manifest:full-path="Pictures/100054C10000123A000012C6968E345C3F7CE47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9cm" svg:height="12.565cm" svg:x="5.057cm" svg:y="0.881cm">
          <draw:image xlink:href="Pictures/100054C10000123A000012C6968E345C3F7CE471.svg" xlink:type="simple" xlink:show="embed" xlink:actuate="onLoad">
            <text:p text:style-name="P1">Name:-Bhanuka Praneeth</text:p>
            <text:p text:style-name="P1">Index number:-17020123</text:p>
            <text:p text:style-name="P1"/>
            <text:p text:style-name="P1"/>
          </draw:image>
          <draw:image xlink:href="Pictures/10000201000000B0000000B632C14FEBCD9358E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6.969039511</meta:creation-date>
    <dc:date>2018-02-19T14:38:59.421721014</dc:date>
    <meta:editing-duration>PT2M4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